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a5703" officeooo:paragraph-rsid="001a5703"/>
    </style:style>
    <style:style style:name="P2" style:family="paragraph" style:parent-style-name="Standard">
      <style:text-properties officeooo:paragraph-rsid="001a5703"/>
    </style:style>
    <style:style style:name="P3" style:family="paragraph" style:parent-style-name="Standard">
      <style:text-properties fo:font-size="21pt" officeooo:rsid="001a5703" officeooo:paragraph-rsid="001a5703" style:font-size-asian="21pt" style:font-size-complex="21pt"/>
    </style:style>
    <style:style style:name="P4" style:family="paragraph" style:parent-style-name="Standard">
      <style:text-properties fo:font-size="21pt" officeooo:rsid="001a5703" officeooo:paragraph-rsid="001a5703" style:font-size-asian="18.3500003814697pt" style:font-size-complex="21pt"/>
    </style:style>
    <style:style style:name="P5" style:family="paragraph" style:parent-style-name="Standard">
      <style:text-properties fo:font-size="16pt" officeooo:rsid="001a5703" officeooo:paragraph-rsid="001a5703" style:font-size-asian="14pt" style:font-size-complex="16pt"/>
    </style:style>
    <style:style style:name="P6" style:family="paragraph" style:parent-style-name="Standard">
      <style:text-properties fo:font-size="16pt" officeooo:paragraph-rsid="001a5703"/>
    </style:style>
    <style:style style:name="P7" style:family="paragraph" style:parent-style-name="Standard">
      <style:text-properties fo:font-size="16pt" officeooo:paragraph-rsid="001a5e41" style:font-size-asian="16pt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a5703" officeooo:paragraph-rsid="001d1975" style:font-size-asian="14pt" style:font-size-complex="16pt"/>
    </style:style>
    <style:style style:name="P9" style:family="paragraph" style:parent-style-name="Standard">
      <style:text-properties officeooo:paragraph-rsid="001a5e41"/>
    </style:style>
    <style:style style:name="P10" style:family="paragraph" style:parent-style-name="Standard">
      <style:text-properties officeooo:rsid="001ad938" officeooo:paragraph-rsid="001ad938"/>
    </style:style>
    <style:style style:name="P11" style:family="paragraph" style:parent-style-name="Standard">
      <style:text-properties officeooo:paragraph-rsid="001ad938"/>
    </style:style>
    <style:style style:name="P12" style:family="paragraph" style:parent-style-name="Standard">
      <style:text-properties fo:font-variant="normal" fo:text-transform="none" style:font-name="Liberation Serif" fo:font-size="16pt" fo:letter-spacing="normal" fo:font-style="normal" style:text-underline-style="none" fo:font-weight="normal" officeooo:rsid="001a5e41" officeooo:paragraph-rsid="001a5e41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variant="normal" fo:text-transform="none" style:font-name="Liberation Serif" fo:font-size="16pt" fo:letter-spacing="normal" fo:font-style="normal" style:text-underline-style="none" fo:font-weight="normal" officeooo:rsid="001d1975" officeooo:paragraph-rsid="001d1975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variant="normal" fo:text-transform="none" style:font-name="Liberation Serif" fo:font-size="16pt" fo:letter-spacing="normal" fo:font-style="normal" style:text-underline-style="none" fo:font-weight="normal" officeooo:rsid="001a5703" officeooo:paragraph-rsid="001a5703" style:font-size-asian="16pt" style:font-size-complex="16pt"/>
    </style:style>
    <style:style style:name="P15" style:family="paragraph" style:parent-style-name="Standard">
      <style:text-properties fo:font-variant="normal" fo:text-transform="none" style:font-name="Liberation Serif" fo:font-size="16pt" fo:letter-spacing="normal" fo:font-style="normal" style:text-underline-style="none" fo:font-weight="normal" officeooo:rsid="001d1975" officeooo:paragraph-rsid="001d1975" style:font-size-asian="16pt" style:font-size-complex="16pt"/>
    </style:style>
    <style:style style:name="P16" style:family="paragraph" style:parent-style-name="Standard">
      <style:text-properties fo:font-variant="normal" fo:text-transform="none" style:font-name="Liberation Serif" fo:font-size="16pt" fo:letter-spacing="normal" fo:font-style="normal" style:text-underline-style="none" officeooo:rsid="001a5e41" officeooo:paragraph-rsid="001a5e41" style:font-size-asian="16pt" style:font-size-complex="16pt"/>
    </style:style>
    <style:style style:name="P17" style:family="paragraph" style:parent-style-name="Standard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fo:font-weight="normal" officeooo:rsid="001d1975" officeooo:paragraph-rsid="001d1975" style:font-size-asian="16pt" style:font-size-complex="16pt"/>
    </style:style>
    <style:style style:name="P18" style:family="paragraph" style:parent-style-name="Standard">
      <style:text-properties fo:font-size="16pt" officeooo:rsid="001a5703" officeooo:paragraph-rsid="002306d0" style:font-size-asian="14pt" style:font-size-complex="16pt"/>
    </style:style>
    <style:style style:name="T1" style:family="text">
      <style:text-properties fo:font-variant="normal" fo:text-transform="none" fo:font-size="16pt" fo:letter-spacing="normal" officeooo:rsid="001a5703" style:font-size-asian="14pt" style:font-size-complex="16pt"/>
    </style:style>
    <style:style style:name="T2" style:family="text">
      <style:text-properties fo:font-variant="normal" fo:text-transform="none" fo:font-size="16pt" fo:letter-spacing="normal" officeooo:rsid="001d1975" style:font-size-asian="14pt" style:font-size-complex="16pt"/>
    </style:style>
    <style:style style:name="T3" style:family="text">
      <style:text-properties fo:font-variant="normal" fo:text-transform="none" style:font-name="Liberation Serif" fo:letter-spacing="normal" fo:font-style="normal" fo:font-weight="normal" style:font-size-asian="16pt"/>
    </style:style>
    <style:style style:name="T4" style:family="text">
      <style:text-properties fo:font-variant="normal" fo:text-transform="none" style:font-name="Liberation Serif" fo:letter-spacing="normal" fo:font-style="normal" fo:font-weight="normal" style:font-size-asian="16pt" style:font-size-complex="16pt"/>
    </style:style>
    <style:style style:name="T5" style:family="text">
      <style:text-properties fo:font-variant="normal" fo:text-transform="none" style:font-name="Liberation Serif" fo:letter-spacing="normal" fo:font-style="normal" fo:font-weight="normal" officeooo:rsid="001a5703" style:font-size-asian="16pt" style:font-size-complex="16pt"/>
    </style:style>
    <style:style style:name="T6" style:family="text">
      <style:text-properties fo:font-variant="normal" fo:text-transform="none" style:font-name="Liberation Serif" fo:letter-spacing="normal" fo:font-style="normal" fo:font-weight="normal" officeooo:rsid="00219c09" style:font-size-asian="16pt" style:font-size-complex="16pt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2306d0" style:font-size-asian="16pt" style:font-size-complex="16pt"/>
    </style:style>
    <style:style style:name="T8" style:family="text">
      <style:text-properties fo:font-variant="normal" fo:text-transform="none" style:font-name="Liberation Serif" fo:letter-spacing="normal" fo:font-style="normal" fo:font-weight="bold" style:font-size-asian="16pt" loext:padding="0cm" loext:border="none"/>
    </style:style>
    <style:style style:name="T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a5e41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variant="normal" fo:text-transform="none" style:font-name="Liberation Serif" fo:letter-spacing="normal" fo:font-style="normal" style:text-underline-style="none"/>
    </style:style>
    <style:style style:name="T13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/>
    </style:style>
    <style:style style:name="T14" style:family="text">
      <style:text-properties fo:font-variant="normal" fo:text-transform="none" style:font-name="Liberation Serif" fo:letter-spacing="normal" fo:font-style="normal" style:text-underline-style="none" fo:font-weight="bold" style:font-size-asian="16pt" loext:padding="0cm" loext:border="none"/>
    </style:style>
    <style:style style:name="T15" style:family="text">
      <style:text-properties fo:font-variant="normal" fo:text-transform="none" style:font-name="Liberation Serif" fo:letter-spacing="normal" fo:font-style="normal" style:text-underline-style="none" fo:font-weight="bold" officeooo:rsid="001d1975" style:font-size-asian="16pt" loext:padding="0cm" loext:border="none"/>
    </style:style>
    <style:style style:name="T16" style:family="text">
      <style:text-properties fo:font-variant="normal" fo:text-transform="none" style:font-name="Liberation Serif" fo:letter-spacing="normal" fo:font-style="normal" style:text-underline-style="none" fo:font-weight="bold" officeooo:rsid="001d1975" loext:padding="0cm" loext:border="none"/>
    </style:style>
    <style:style style:name="T17" style:family="text">
      <style:text-properties fo:font-variant="normal" fo:text-transform="none" style:font-name="Liberation Serif" fo:letter-spacing="normal" fo:font-style="normal" style:text-underline-style="none" officeooo:rsid="001a5e41"/>
    </style:style>
    <style:style style:name="T18" style:family="text">
      <style:text-properties fo:font-variant="normal" fo:text-transform="none" style:font-name="Liberation Serif" fo:letter-spacing="normal" fo:font-style="normal" style:text-underline-style="none" fo:font-weight="normal" officeooo:rsid="001a5e41" style:font-weight-asian="normal" style:font-weight-complex="normal"/>
    </style:style>
    <style:style style:name="T19" style:family="text">
      <style:text-properties fo:font-variant="normal" fo:text-transform="none" style:font-name="Liberation Serif" fo:letter-spacing="normal" fo:font-style="normal" style:text-underline-style="none" fo:font-weight="normal" style:font-size-asian="16pt"/>
    </style:style>
    <style:style style:name="T20" style:family="text">
      <style:text-properties fo:font-variant="normal" fo:text-transform="none" style:font-name="Liberation Serif" fo:letter-spacing="normal" fo:font-style="normal" style:text-underline-style="none" fo:font-weight="normal" officeooo:rsid="001d1975" style:font-size-asian="16pt"/>
    </style:style>
    <style:style style:name="T21" style:family="text">
      <style:text-properties fo:font-variant="normal" fo:text-transform="none" style:font-name="Liberation Serif" fo:letter-spacing="normal" fo:font-style="italic" fo:font-weight="bold" style:font-size-asian="16pt" loext:padding="0cm" loext:border="none"/>
    </style:style>
    <style:style style:name="T22" style:family="text">
      <style:text-properties fo:font-variant="normal" fo:text-transform="none" style:font-name="Liberation Serif" fo:letter-spacing="normal" fo:font-style="italic" style:text-underline-style="none" fo:font-weight="bold" style:font-size-asian="16pt" loext:padding="0cm" loext:border="none"/>
    </style:style>
    <style:style style:name="T23" style:family="text">
      <style:text-properties fo:font-variant="normal" fo:text-transform="none" style:font-name="Liberation Serif" fo:font-size="16pt" fo:letter-spacing="normal" fo:font-style="normal" style:text-underline-style="none" fo:font-weight="normal" officeooo:rsid="001ad938" style:font-size-asian="14pt" style:font-weight-asian="normal" style:font-size-complex="16pt" style:font-weight-complex="normal"/>
    </style:style>
    <style:style style:name="T24" style:family="text">
      <style:text-properties fo:font-variant="normal" fo:text-transform="none" style:font-name="Liberation Serif" fo:font-size="16pt" fo:letter-spacing="normal" fo:font-style="normal" style:text-underline-style="none" style:font-size-asian="16pt" style:font-size-complex="16pt"/>
    </style:style>
    <style:style style:name="T25" style:family="text">
      <style:text-properties fo:font-variant="normal" fo:text-transform="none" style:font-name="Liberation Serif" fo:font-size="16pt" fo:letter-spacing="normal" fo:font-style="normal" style:text-underline-style="none" officeooo:rsid="001a5e41" style:font-size-asian="16pt" style:font-size-complex="16pt"/>
    </style:style>
    <style:style style:name="T26" style:family="text">
      <style:text-properties fo:font-variant="normal" fo:text-transform="none" style:font-name="Liberation Serif" fo:font-size="16pt" fo:letter-spacing="normal" fo:font-style="normal" style:text-underline-style="none" officeooo:rsid="001ad938" style:font-size-asian="16pt" style:font-size-complex="16pt"/>
    </style:style>
    <style:style style:name="T27" style:family="text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style:font-size-asian="16pt" style:font-size-complex="16pt"/>
    </style:style>
    <style:style style:name="T28" style:family="text"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officeooo:rsid="001a5e41" style:font-size-asian="16pt" style:font-size-complex="16pt"/>
    </style:style>
    <style:style style:name="T29" style:family="text">
      <style:text-properties fo:font-size="16pt" officeooo:rsid="001a5703" style:font-size-asian="14pt" style:font-size-complex="16pt"/>
    </style:style>
    <style:style style:name="T30" style:family="text">
      <style:text-properties fo:font-size="16pt" officeooo:rsid="001d1975" style:font-size-asian="14pt" style:font-size-complex="16pt"/>
    </style:style>
    <style:style style:name="T31" style:family="text">
      <style:text-properties officeooo:rsid="001a5703" style:font-size-asian="14pt" style:font-size-complex="16pt"/>
    </style:style>
    <style:style style:name="T32" style:family="text">
      <style:text-properties officeooo:rsid="001f91af" style:font-size-asian="14pt" style:font-size-complex="16pt"/>
    </style:style>
    <style:style style:name="T33" style:family="text">
      <style:text-properties officeooo:rsid="002306d0" style:font-size-asian="14pt" style:font-size-complex="16pt"/>
    </style:style>
    <style:style style:name="T34" style:family="text">
      <style:text-properties style:font-name="Liberation Serif" style:font-size-asian="16p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officeooo:rsid="001d1975"/>
    </style:style>
    <style:style style:name="T38" style:family="text">
      <style:text-properties officeooo:rsid="00219c09"/>
    </style:style>
    <style:style style:name="T39" style:family="text">
      <style:text-properties officeooo:rsid="00230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6">Aim</text:span> – To predict the sales of the Big Market .</text:p>
      <text:p text:style-name="P1"/>
      <text:p text:style-name="P3"><text:span text:style-name="T36">Dataset Description</text:span> --</text:p>
      <text:p text:style-name="P18">We have two csv files <text:span text:style-name="T38">form kaggle community </text:span><text:span text:style-name="T39">related to Big market </text:span></text:p>
      <text:p text:style-name="P18"><text:span text:style-name="T39">sales</text:span> -</text:p>
      <text:p text:style-name="P2"><text:span text:style-name="T29"><text:tab/>1-</text:span><text:span text:style-name="T30">file</text:span><text:span text:style-name="T29">.csv</text:span><text:span text:style-name="T1"> (8523 * </text:span><text:span text:style-name="T2">12</text:span><text:span text:style-name="T1">)</text:span></text:p>
      <text:p text:style-name="P5"><text:tab/>2-<text:span text:style-name="T37">Predict</text:span>.csv (5681 * <text:span text:style-name="T37">11</text:span>)</text:p>
      <text:p text:style-name="P6"><text:span text:style-name="T33">file.csv</text:span><text:span text:style-name="T31"> <text:s/>file cont</text:span><text:span text:style-name="T32">ai</text:span><text:span text:style-name="T31">n </text:span><text:span text:style-name="T33">both</text:span><text:span text:style-name="T31"> </text:span><text:span text:style-name="T4">input and output variable(s). </text:span><text:span text:style-name="T5">We</text:span><text:span text:style-name="T4"> need to predict the sales for the </text:span><text:span text:style-name="T6">predict.</text:span><text:span text:style-name="T7">csv</text:span><text:span text:style-name="T4"> data set.</text:span></text:p>
      <text:p text:style-name="P1"/>
      <text:p text:style-name="P5">Following columns are contianed by both csv files--&gt;</text:p>
      <text:p text:style-name="P5"/>
      <text:p text:style-name="P5"><text:span text:style-name="Strong_20_Emphasis"><text:span text:style-name="T8">Item</text:span></text:span><text:span text:style-name="Strong_20_Emphasis"><text:span text:style-name="Emphasis"><text:span text:style-name="T21">Identifier </text:span></text:span></text:span><text:span text:style-name="T3">---- Unique product ID</text:span><text:span text:style-name="T34"><text:line-break/></text:span><text:span text:style-name="Strong_20_Emphasis"><text:span text:style-name="T8">ItemWeight </text:span></text:span><text:span text:style-name="T3">---- Weight of product</text:span><text:span text:style-name="T34"><text:line-break/></text:span><text:span text:style-name="Strong_20_Emphasis"><text:span text:style-name="T8">Item</text:span></text:span><text:span text:style-name="Strong_20_Emphasis"><text:span text:style-name="Emphasis"><text:span text:style-name="T21">Fat</text:span></text:span></text:span><text:span text:style-name="Strong_20_Emphasis"><text:span text:style-name="T8">Content </text:span></text:span><text:span text:style-name="T3">---- Whether the product is low fat or not</text:span><text:span text:style-name="T34"><text:line-break/></text:span><text:span text:style-name="Strong_20_Emphasis"><text:span text:style-name="T8">Item</text:span></text:span><text:span text:style-name="Strong_20_Emphasis"><text:span text:style-name="Emphasis"><text:span text:style-name="T21">Visibility </text:span></text:span></text:span><text:span text:style-name="T3">---- The % of the total display area of all products in a store allocated to the particular product</text:span><text:span text:style-name="T34"><text:line-break/></text:span><text:span text:style-name="Strong_20_Emphasis"><text:span text:style-name="T8">ItemType </text:span></text:span><text:span text:style-name="T3">---- The category to which the product belongs</text:span><text:span text:style-name="T34"><text:line-break/></text:span><text:span text:style-name="Strong_20_Emphasis"><text:span text:style-name="T8">Item</text:span></text:span><text:span text:style-name="Strong_20_Emphasis"><text:span text:style-name="Emphasis"><text:span text:style-name="T21">MRP </text:span></text:span></text:span><text:span text:style-name="T3">---- Maximum Retail Price (list price) of the product</text:span><text:span text:style-name="T34"><text:line-break/></text:span><text:span text:style-name="Strong_20_Emphasis"><text:span text:style-name="T8">OutletIdentifier </text:span></text:span><text:span text:style-name="T3">---- Unique store ID</text:span><text:span text:style-name="T34"><text:line-break/></text:span><text:span text:style-name="Strong_20_Emphasis"><text:span text:style-name="T8">Outlet</text:span></text:span><text:span text:style-name="Strong_20_Emphasis"><text:span text:style-name="Emphasis"><text:span text:style-name="T21">Establishment</text:span></text:span></text:span><text:span text:style-name="Strong_20_Emphasis"><text:span text:style-name="T8">Year </text:span></text:span><text:span text:style-name="T3">---- The year in which the store was established</text:span><text:span text:style-name="T34"><text:line-break/></text:span><text:span text:style-name="Strong_20_Emphasis"><text:span text:style-name="T8">Outlet</text:span></text:span><text:span text:style-name="Strong_20_Emphasis"><text:span text:style-name="Emphasis"><text:span text:style-name="T21">Size </text:span></text:span></text:span><text:span text:style-name="T3">---- The size of the store in terms of ground area covered</text:span><text:span text:style-name="T34"><text:line-break/></text:span><text:span text:style-name="Strong_20_Emphasis"><text:span text:style-name="T8">OutletLocation</text:span></text:span><text:span text:style-name="Strong_20_Emphasis"><text:span text:style-name="Emphasis"><text:span text:style-name="T21">Type </text:span></text:span></text:span><text:span text:style-name="T3">---- The type of city in which the store is located</text:span><text:span text:style-name="T34"><text:line-break/></text:span><text:span text:style-name="Strong_20_Emphasis"><text:span text:style-name="T8">*OutletType </text:span></text:span><text:span text:style-name="T3">---- Whether the outlet is just a grocery store or some sort of supermarket</text:span></text:p>
      <text:p text:style-name="P17">AND</text:p>
      <text:p text:style-name="P8"><text:span text:style-name="Strong_20_Emphasis"><text:span text:style-name="T14">Item</text:span></text:span><text:span text:style-name="Emphasis"><text:span text:style-name="T22">Outlet</text:span></text:span><text:span text:style-name="Strong_20_Emphasis"><text:span text:style-name="T14">Sales</text:span></text:span><text:span text:style-name="Strong_20_Emphasis"><text:span text:style-name="T15">(only contain by </text:span></text:span><text:span text:style-name="Strong_20_Emphasis"><text:span text:style-name="T16">file</text:span></text:span><text:span text:style-name="Strong_20_Emphasis"><text:span text:style-name="T15">.csv file)</text:span></text:span><text:span text:style-name="Strong_20_Emphasis"><text:span text:style-name="T14"> </text:span></text:span><text:span text:style-name="T19">---- </text:span><text:span text:style-name="T20">S</text:span><text:span text:style-name="T19">ales of the product in </text:span><text:span text:style-name="T20">the</text:span><text:span text:style-name="T19"> particular store. This is the outcome variable to be predicted.</text:span></text:p>
      <text:p text:style-name="P15">(we have to predict this column for predict.csv)</text:p>
      <text:p text:style-name="P14"><text:s/></text:p>
      <text:p text:style-name="P4"><text:span text:style-name="T9">Libraries Used </text:span><text:span text:style-name="T13">--</text:span></text:p>
      <text:p text:style-name="P12"/>
      <text:p text:style-name="P7"><text:span text:style-name="T18">1-&gt; </text:span><text:span text:style-name="T10">N</text:span><text:span text:style-name="T11">umpy</text:span><text:span text:style-name="T12"> </text:span><text:span text:style-name="T17">is used as np for </text:span><text:span text:style-name="T12">linear algebra </text:span><text:span text:style-name="T17">in our dataset.</text:span></text:p>
      <text:p text:style-name="P16">2-&gt; <text:span text:style-name="T35">Pandas</text:span> is used as pd for data processing reading our csv files.</text:p>
      <text:p text:style-name="P16">3-&gt; <text:span text:style-name="T35">OrdinalEncoder</text:span> from sklearn.preprocessing is used to interpret the <text:s text:c="10"/><text:tab/>ordinal datatypes.</text:p>
      <text:p text:style-name="P9"><text:span text:style-name="T25">4-&gt; </text:span><text:span text:style-name="T28">train_test_split</text:span><text:span text:style-name="T25"> from sklearn.model is used for spliting the csv file into two different parts for training and testing </text:span><text:span text:style-name="T26">and this traing and testing file is </text:span><text:soft-page-break/><text:span text:style-name="T26">further divided into into two parts x and y value i.e. input and output values .</text:span><text:span text:style-name="T25"> </text:span></text:p>
      <text:p text:style-name="P10"><text:span text:style-name="T25">5-&gt; </text:span><text:span text:style-name="T27">LinearRegression</text:span><text:span text:style-name="T24"> from sklearn.linear_model is used as model for our data prediction.</text:span></text:p>
      <text:p text:style-name="P11"><text:span text:style-name="T23">6-&gt; </text:span><text:span text:style-name="T27">mean_absolute_error</text:span><text:span text:style-name="T24">, </text:span><text:span text:style-name="T27">mean_squared_error</text:span><text:span text:style-name="T24"> </text:span><text:span text:style-name="T26">from sklearn.metrics is used to find absolute and mean square error for our model to estimate the model accuracy.</text:span></text:p>
      <text:p text:style-name="P13">7-&gt; <text:span text:style-name="T35">sns</text:span> is imported from seaborn to see the relationship between diff<text:span text:style-name="T39">e</text:span>rent column with outcome variable at a same ti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9:14:11.407583940</meta:creation-date>
    <dc:date>2022-06-24T21:15:44.952923813</dc:date>
    <meta:editing-duration>PT22M50S</meta:editing-duration>
    <meta:editing-cycles>5</meta:editing-cycles>
    <meta:generator>LibreOffice/7.3.4.2$Linux_X86_64 LibreOffice_project/30$Build-2</meta:generator>
    <meta:document-statistic meta:table-count="0" meta:image-count="0" meta:object-count="0" meta:page-count="2" meta:paragraph-count="21" meta:word-count="343" meta:character-count="2102" meta:non-whitespace-character-count="1762"/>
  </office:meta>
</office:document-meta>
</file>